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800000023FD603774CB386E3C.png" manifest:media-type="image/png"/>
  <manifest:file-entry manifest:full-path="Pictures/10000201000000AE00000026DA4900C856F85592.png" manifest:media-type="image/png"/>
  <manifest:file-entry manifest:full-path="Pictures/100002010000006B0000001F59C68856B3930DFC.png" manifest:media-type="image/png"/>
  <manifest:file-entry manifest:full-path="Pictures/100002010000007A0000002754F8766094F59B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6.59999990463257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f8ac1aaf-7fff-49e5-5e15-8c9f8550cc9c"/>Constante Dielétrica</text:p>
      <text:p text:style-name="P4">A. Crispim, F. Uchina, J. Carvalho, L. Santos</text:p>
      <text:p text:style-name="P4">CCNH - UFABC, Santo André Brasil</text:p>
      <text:p text:style-name="P4">27 de novembro de 2018</text:p>
      <text:p text:style-name="Text_20_body"/>
      <text:p text:style-name="P6">Resumo</text:p>
      <text:p text:style-name="P1"><text:line-break/></text:p>
      <text:p text:style-name="P7">Introdução</text:p>
      <text:p text:style-name="Text_20_body"/>
      <text:p text:style-name="P5">O relatório a seguir utiliza um capacitor: aparato experimental que consiste em duas placas submetidas à uma diferença de potencial e produz um campo elétrico uniforme na região interna das placas. O campo elétrico produzido é atenuado pela existência de um dielétrico entre as placas (que a princípio é o ar), essa atenuação pode ser medida através da carga induzida em uma das placas. Com isso é possível calcular a constante de permissividade elétrica do material, esse coeficiente ressalta a facilidade associada a atuação de um campo elétrico em um material, sendo a maior permissividade elétrica possível a do vácuo. Então o experimento a </text:p>
      <text:p text:style-name="P5">seguir consiste em utilizar esse aparato para determinar a constante de permissividade de 3 diferentes materiais: ar, plástico e madeira.</text:p>
      <text:p text:style-name="Text_20_body"/>
      <text:p text:style-name="P7">Fundamentação teórica</text:p>
      <text:p text:style-name="P5">A relação entre o campo elétrico e a diferença de potencial é dada por</text:p>
      <text:p text:style-name="P8"><draw:frame draw:style-name="fr1" draw:name="Figura1" text:anchor-type="as-char" svg:width="3.228cm" svg:height="1.032cm" draw:z-index="0"><draw:image xlink:href="Pictures/100002010000007A0000002754F8766094F59BA3.png" xlink:type="simple" xlink:show="embed" xlink:actuate="onLoad"/></draw:frame></text:p>
      <text:p text:style-name="P5">A partir da diferença de potencial entre as placas surgirá no interior um campo elétrico que polariza as</text:p>
      <text:p text:style-name="P5">moléculas no interior de tal forma que essas pequenas polarizações produzem campos elétricos contrários ao que atua externamente, por isso a presença de um material isolante atenua a intensidade do campo elétrico no interior do capacitor.</text:p>
      <text:p text:style-name="P5">O capacitor tem no seu interior um isolante que impede a corrente elétrica entre as placas, o material no interior se polariza mas não ocorre uma movimentação de cargas elétricas porque no condutor os elétrons estão fortemente ligados aos seus núcleos. Caso o material já esteja polarizado por exemplo a água, o que ocorre é um alinhamento entre as cargas das placas e do isolante.</text:p>
      <text:p text:style-name="Text_20_body"/>
      <text:p text:style-name="P5">Um capacitor que tem no seu interior um isolante tem seu valor de capacitância alterado em </text:p>
      <text:p text:style-name="P8"><draw:frame draw:style-name="fr1" draw:name="Figura2" text:anchor-type="as-char" svg:width="2.831cm" svg:height="0.82cm" draw:z-index="1"><draw:image xlink:href="Pictures/100002010000006B0000001F59C68856B3930DFC.png" xlink:type="simple" xlink:show="embed" xlink:actuate="onLoad"/></draw:frame></text:p>
      <text:p text:style-name="P9"><text:soft-page-break/><text:span text:style-name="T1">Para o caso do vácuo as cargas (Q) armazenadas nas placas de um capacitor (C) submetido a uma diferença de potencial (U</text:span><text:span text:style-name="T3">C</text:span><text:span text:style-name="T1">).</text:span></text:p>
      <text:p text:style-name="P9"><text:span text:style-name="T1">Abaixo a carga acumulada em função das características geométricas do sistema como área (A), distância entre as placas (d) e o termo ε</text:span><text:span text:style-name="T3">0</text:span><text:span text:style-name="T4"> </text:span><text:span text:style-name="T1">representa uma idealização que o sistema esteja funcionando no vácuo.</text:span></text:p>
      <text:p text:style-name="P8"><draw:frame draw:style-name="fr1" draw:name="Figura3" text:anchor-type="as-char" svg:width="4.604cm" svg:height="1.005cm" draw:z-index="2"><draw:image xlink:href="Pictures/10000201000000AE00000026DA4900C856F85592.png" xlink:type="simple" xlink:show="embed" xlink:actuate="onLoad"/></draw:frame></text:p>
      <text:p text:style-name="P3">Agora se no meio do capacitor é colocado um material o acúmulo de carga em função da nova capacitância será introduzido o termo ε do meio em questão</text:p>
      <text:p text:style-name="P8"><draw:frame draw:style-name="fr1" draw:name="Figura4" text:anchor-type="as-char" svg:width="3.598cm" svg:height="0.926cm" draw:z-index="3"><draw:image xlink:href="Pictures/100002010000008800000023FD603774CB386E3C.png" xlink:type="simple" xlink:show="embed" xlink:actuate="onLoad"/></draw:frame></text:p>
      <text:p text:style-name="Text_20_body"/>
      <text:p text:style-name="P5">Como a capacitância é calculada através C=Q/U ao adicionar um dielétrico no interior do capacitor pelo fenômeno</text:p>
      <text:p text:style-name="P5">de polarização no interior ocorre uma diminuição da diferença de potencial (DDP) (caso a fonte seja desligada)</text:p>
      <text:p text:style-name="P5">e isso aumenta a capacitância do sistema sem alterar a área e a distância entre as placas. Na outra situação </text:p>
      <text:p text:style-name="P5">onde o dielétrico está no interior mas a fonte permanece conectada não ocorrerá uma diminuição da DDP mas a</text:p>
      <text:p text:style-name="P5">capacitancia aumenta porque a fonte fornece cargas elétricas para manter a DDP.</text:p>
      <text:p text:style-name="P5">Isso mostra uma relação inversa entre a carga e a distância entre as placas, e uma relação linear da carga com a tensão aplicada.</text:p>
      <text:p text:style-name="P5">Esses dois parâmetros podem ser variados e o coeficiente angular da reta formada  fornece indiretamente o epsilon do material</text:p>
      <text:p text:style-name="P5">em questão.</text:p>
      <text:p text:style-name="Text_20_body"/>
      <text:p text:style-name="P7">Experimental</text:p>
      <text:p text:style-name="P7">FLAVIO</text:p>
      <text:p text:style-name="Text_20_body"/>
      <text:p text:style-name="P7">Resultados, discussão e análise de erros</text:p>
      <text:p text:style-name="P7">ERROS - Alex</text:p>
      <text:p text:style-name="P7">Todos</text:p>
      <text:p text:style-name="Text_20_body"/>
      <text:p text:style-name="P7">Conclusão</text:p>
      <text:p text:style-name="Text_20_body"/>
      <text:p text:style-name="P7">Referências</text:p>
      <text:p text:style-name="Text_20_body"><text:soft-page-break/></text:p>
      <text:p text:style-name="P7">Contribuição dos autores</text:p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0:45:44.375554478</meta:creation-date>
    <dc:date>2018-11-28T20:47:19.937875405</dc:date>
    <meta:editing-duration>PT1M47S</meta:editing-duration>
    <meta:editing-cycles>1</meta:editing-cycles>
    <meta:document-statistic meta:table-count="0" meta:image-count="4" meta:object-count="0" meta:page-count="3" meta:paragraph-count="39" meta:word-count="528" meta:character-count="3199" meta:non-whitespace-character-count="2698"/>
    <meta:generator>LibreOffice/5.2.7.2$Linux_X86_64 LibreOffice_project/20m0$Build-2</meta:generator>
  </office:meta>
</office:document-meta>
</file>